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kip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o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o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op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op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oop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d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oop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e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Loop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ed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Loop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ed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Loop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ded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Loope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ed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6184" calcext:value-type="float">
            <text:p>16184</text:p>
          </table:table-cell>
          <table:table-cell office:value-type="string" calcext:value-type="string">
            <text:p>Loope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dded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5989" calcext:value-type="float">
            <text:p>15989</text:p>
          </table:table-cell>
          <table:table-cell office:value-type="string" calcext:value-type="string">
            <text:p>Loope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dded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Loope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dded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64762" calcext:value-type="float">
            <text:p>64762</text:p>
          </table:table-cell>
          <table:table-cell office:value-type="string" calcext:value-type="string">
            <text:p>Loope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dded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61539" calcext:value-type="float">
            <text:p>261539</text:p>
          </table:table-cell>
          <table:table-cell office:value-type="string" calcext:value-type="string">
            <text:p>Looped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dded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60760" calcext:value-type="float">
            <text:p>260760</text:p>
          </table:table-cell>
          <table:table-cell office:value-type="string" calcext:value-type="string">
            <text:p>Looped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dded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047548" calcext:value-type="float">
            <text:p>1047548</text:p>
          </table:table-cell>
          <table:table-cell office:value-type="string" calcext:value-type="string">
            <text:p>Loope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dded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046165" calcext:value-type="float">
            <text:p>1046165</text:p>
          </table:table-cell>
          <table:table-cell office:value-type="string" calcext:value-type="string">
            <text:p>Looped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dded</text:p>
          </table:table-cell>
          <table:table-cell office:value-type="float" office:value="1371" calcext:value-type="float">
            <text:p>1371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4192560" calcext:value-type="float">
            <text:p>4192560</text:p>
          </table:table-cell>
          <table:table-cell office:value-type="string" calcext:value-type="string">
            <text:p>Looped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Added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4190216" calcext:value-type="float">
            <text:p>4190216</text:p>
          </table:table-cell>
          <table:table-cell office:value-type="string" calcext:value-type="string">
            <text:p>Looped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dded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6774326" calcext:value-type="float">
            <text:p>16774326</text:p>
          </table:table-cell>
          <table:table-cell office:value-type="string" calcext:value-type="string">
            <text:p>Loop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dded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6770445" calcext:value-type="float">
            <text:p>16770445</text:p>
          </table:table-cell>
          <table:table-cell office:value-type="string" calcext:value-type="string">
            <text:p>Looped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Added</text:p>
          </table:table-cell>
          <table:table-cell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67104069" calcext:value-type="float">
            <text:p>67104069</text:p>
          </table:table-cell>
          <table:table-cell office:value-type="string" calcext:value-type="string">
            <text:p>Looped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Added</text:p>
          </table:table-cell>
          <table:table-cell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67098109" calcext:value-type="float">
            <text:p>67098109</text:p>
          </table:table-cell>
          <table:table-cell office:value-type="string" calcext:value-type="string">
            <text:p>Looped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Added</text:p>
          </table:table-cell>
          <table:table-cell office:value-type="float" office:value="5609" calcext:value-type="float">
            <text:p>5609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68427762" calcext:value-type="float">
            <text:p>268427762</text:p>
          </table:table-cell>
          <table:table-cell office:value-type="string" calcext:value-type="string">
            <text:p>Looped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Added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268418553" calcext:value-type="float">
            <text:p>268418553</text:p>
          </table:table-cell>
          <table:table-cell office:value-type="string" calcext:value-type="string">
            <text:p>Looped</text:p>
          </table:table-cell>
          <table:table-cell office:value-type="float" office:value="7670" calcext:value-type="float">
            <text:p>7670</text:p>
          </table:table-cell>
          <table:table-cell office:value-type="string" calcext:value-type="string">
            <text:p>Added</text:p>
          </table:table-cell>
          <table:table-cell office:value-type="float" office:value="9233" calcext:value-type="float">
            <text:p>9233</text:p>
          </table:table-cell>
          <table:table-cell/>
        </table:table-row>
        <table:table-row table:style-name="ro1">
          <table:table-cell office:value-type="string" calcext:value-type="string">
            <text:p>Skipped</text:p>
          </table:table-cell>
          <table:table-cell office:value-type="float" office:value="1073729476" calcext:value-type="float">
            <text:p>1073729476</text:p>
          </table:table-cell>
          <table:table-cell office:value-type="string" calcext:value-type="string">
            <text:p>Looped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Added</text:p>
          </table:table-cell>
          <table:table-cell office:value-type="float" office:value="5879" calcext:value-type="float">
            <text:p>587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um nodes</text:p>
          </table:table-cell>
          <table:table-cell table:formula="of:=SUM([.F1:.F31])" office:value-type="float" office:value="39108" calcext:value-type="float">
            <text:p>391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de 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ted tree</text:p>
          </table:table-cell>
          <table:table-cell table:formula="of:=((SUM([.B1:.B31])+SUM([.D1:.D31]))*5)/(1024^3)" office:value-type="float" office:value="8.33315121941268" calcext:value-type="float">
            <text:p>8.3331512194</text:p>
          </table:table-cell>
          <table:table-cell office:value-type="string" calcext:value-type="string">
            <text:p>HT Size GB</text:p>
          </table:table-cell>
          <table:table-cell table:formula="of:=([.F34]*[.F35])/(1024^3)" office:value-type="float" office:value="0.00364221632480621" calcext:value-type="float">
            <text:p>0.00364221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21:23:52.922544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21:23:55.782633935</meta:creation-date>
    <meta:editing-duration>PT3H17M14S</meta:editing-duration>
    <meta:editing-cycles>2</meta:editing-cycles>
    <meta:generator>LibreOffice/4.4.1.2$Linux_X86_64 LibreOffice_project/40m0$Build-2</meta:generator>
    <dc:date>2015-03-17T01:41:27.550418431</dc:date>
    <meta:document-statistic meta:table-count="1" meta:cell-count="195" meta:object-count="0"/>
  </office:meta>
</office:document-meta>
</file>